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8690"/>
    </style:style>
    <style:style style:name="P2" style:family="paragraph" style:parent-style-name="Standard">
      <style:paragraph-properties fo:text-align="justify" style:justify-single-word="false"/>
      <style:text-properties officeooo:paragraph-rsid="000e8690"/>
    </style:style>
    <style:style style:name="P3" style:family="paragraph" style:parent-style-name="Standard">
      <style:paragraph-properties fo:text-align="justify" style:justify-single-word="false"/>
      <style:text-properties fo:font-weight="normal" officeooo:paragraph-rsid="000e8690" style:font-weight-asian="normal" style:font-weight-complex="normal"/>
    </style:style>
    <style:style style:name="P4" style:family="paragraph" style:parent-style-name="Standard">
      <style:paragraph-properties fo:text-align="justify" style:justify-single-word="false"/>
      <style:text-properties fo:font-weight="normal" officeooo:paragraph-rsid="0014e35c" style:font-weight-asian="normal" style:font-weight-complex="normal"/>
    </style:style>
    <style:style style:name="P5" style:family="paragraph" style:parent-style-name="Standard">
      <style:paragraph-properties fo:text-align="justify" style:justify-single-word="false"/>
      <style:text-properties fo:font-weight="bold" officeooo:paragraph-rsid="000e8690" style:font-weight-asian="bold" style:font-weight-complex="bold"/>
    </style:style>
    <style:style style:name="T1" style:family="text">
      <style:text-properties fo:font-size="14pt" fo:font-weight="bold" officeooo:rsid="000e8690" style:font-size-asian="14pt" style:font-weight-asian="bold" style:font-size-complex="14pt" style:font-weight-complex="bold"/>
    </style:style>
    <style:style style:name="T2" style:family="text">
      <style:text-properties fo:font-size="14pt" fo:font-weight="bold" officeooo:rsid="000ac1bf" style:font-size-asian="14pt" style:font-weight-asian="bold" style:font-size-complex="14pt" style:font-weight-complex="bold"/>
    </style:style>
    <style:style style:name="T3" style:family="text">
      <style:text-properties fo:font-size="14pt" officeooo:rsid="000ac1bf" style:font-size-asian="14pt" style:font-size-complex="14pt"/>
    </style:style>
    <style:style style:name="T4" style:family="text">
      <style:text-properties fo:font-size="14pt" officeooo:rsid="0014e35c" style:font-size-asian="14pt" style:font-size-complex="14pt"/>
    </style:style>
    <style:style style:name="T5" style:family="text">
      <style:text-properties fo:font-size="14pt" officeooo:rsid="00150eeb"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ython</text:span><text:span text:style-name="T2"> Programming for Robotics</text:span></text:p>
      <text:p text:style-name="P1"><text:span text:style-name="T2"/></text:p>
      <text:p text:style-name="P2"><text:span text:style-name="T2"/></text:p>
      <text:p text:style-name="P2"><text:span text:style-name="T2">&gt;&gt;python </text:span></text:p>
      <text:p text:style-name="P2"><text:span text:style-name="T2"/></text:p>
      <text:p text:style-name="P2"><text:span text:style-name="T2">or</text:span></text:p>
      <text:p text:style-name="P2"><text:span text:style-name="T2"/></text:p>
      <text:p text:style-name="P2"><text:span text:style-name="T2">&gt;&gt;python3 </text:span></text:p>
      <text:p text:style-name="P2"><text:span text:style-name="T2"/></text:p>
      <text:p text:style-name="P3"><text:span text:style-name="T3"/></text:p>
      <text:p text:style-name="P3"><text:span text:style-name="T3">print("Hello") <text:s text:c="2"/></text:span></text:p>
      <text:p text:style-name="P3"><text:span text:style-name="T3">print(4)</text:span></text:p>
      <text:p text:style-name="P3"><text:span text:style-name="T3"/></text:p>
      <text:p text:style-name="P3"><text:span text:style-name="T3"/></text:p>
      <text:p text:style-name="P3"><text:span text:style-name="T3"/></text:p>
      <text:p text:style-name="P3"><text:span text:style-name="T3">and <text:s text:c="4"/>del <text:s text:c="4"/>from <text:s text:c="4"/>None <text:s text:c="4"/>True</text:span></text:p>
      <text:p text:style-name="P3"><text:span text:style-name="T3">as <text:s text:c="5"/>elif <text:s text:c="4"/>global <text:s text:c="4"/>nonlocal <text:s/>try</text:span></text:p>
      <text:p text:style-name="P3"><text:span text:style-name="T3">assert <text:s text:c="4"/>else <text:s text:c="4"/>if <text:s text:c="5"/>not <text:s text:c="4"/>while <text:s text:c="8"/></text:span></text:p>
      <text:p text:style-name="P3"><text:span text:style-name="T3">break <text:s text:c="5"/>except <text:s text:c="4"/>import <text:s text:c="4"/>or <text:s text:c="5"/>with <text:s text:c="8"/></text:span></text:p>
      <text:p text:style-name="P3"><text:span text:style-name="T3">class <text:s text:c="5"/>False <text:s text:c="5"/>in <text:s text:c="5"/>pass <text:s text:c="4"/>yield <text:s text:c="8"/></text:span></text:p>
      <text:p text:style-name="P3"><text:span text:style-name="T3">continue <text:s text:c="4"/>finally <text:s text:c="5"/>is <text:s text:c="5"/>raise <text:s text:c="5"/>async <text:s text:c="8"/></text:span></text:p>
      <text:p text:style-name="P3"><text:span text:style-name="T3">def <text:s text:c="4"/>for <text:s text:c="4"/>lambda <text:s text:c="4"/>return <text:s text:c="4"/>await <text:s text:c="8"/></text:span></text:p>
      <text:p text:style-name="P3"><text:span text:style-name="T3"/></text:p>
      <text:p text:style-name="P3"><text:span text:style-name="T3"/></text:p>
      <text:p text:style-name="P3"><text:span text:style-name="T3"/></text:p>
      <text:p text:style-name="P3"><text:span text:style-name="T3"/></text:p>
      <text:p text:style-name="P3"><text:span text:style-name="T3">+ <text:s text:c="10"/>Addition <text:s text:c="14"/>1 + 1 = 2 <text:s/></text:span></text:p>
      <text:p text:style-name="P3"><text:span text:style-name="T3">- <text:s text:c="11"/>Subtraction <text:s text:c="10"/>2 - 1 = 1 <text:s/></text:span></text:p>
      <text:p text:style-name="P3"><text:span text:style-name="T3">* <text:s text:c="10"/>Multiplication <text:s text:c="6"/>2 * 2 = 4 <text:s/></text:span></text:p>
      <text:p text:style-name="P3"><text:span text:style-name="T3">/ <text:s text:c="11"/>Division <text:s text:c="15"/>5 / 2 = 2 <text:s/></text:span></text:p>
      <text:p text:style-name="P3"><text:span text:style-name="T3">% <text:s text:c="8"/>Modulus <text:s text:c="15"/>5 % 2 = 1 <text:s/></text:span></text:p>
      <text:p text:style-name="P3"><text:span text:style-name="T3"/></text:p>
      <text:p text:style-name="P3"><text:span text:style-name="T3"/></text:p>
      <text:p text:style-name="P3"><text:span text:style-name="T3"/></text:p>
      <text:p text:style-name="P3"><text:span text:style-name="T3"><text:s/></text:span></text:p>
      <text:p text:style-name="P3"><text:span text:style-name="T3"><text:s text:c="2"/></text:span></text:p>
      <text:p text:style-name="P3"><text:span text:style-name="T3">= <text:s text:c="12"/>x = 5 <text:s text:c="15"/>x = 5 <text:s/></text:span></text:p>
      <text:p text:style-name="P3"><text:span text:style-name="T3">+= <text:s text:c="10"/>x += 3 <text:s text:c="12"/>x = x + 3 <text:s/></text:span></text:p>
      <text:p text:style-name="P3"><text:span text:style-name="T3">-= <text:s text:c="11"/>x -= 3 <text:s text:c="13"/>x = x – 3 <text:s/></text:span></text:p>
      <text:p text:style-name="P3"><text:span text:style-name="T3">*= <text:s text:c="10"/>x *= 3 <text:s text:c="13"/>x = x * 3 <text:s/></text:span></text:p>
      <text:p text:style-name="P3"><text:span text:style-name="T3">/= <text:s text:c="11"/>x /= 3 <text:s text:c="14"/>x = x / 3 <text:s/></text:span></text:p>
      <text:p text:style-name="P3"><text:span text:style-name="T3">% <text:s text:c="10"/>x %= 3 <text:s text:c="13"/>x = x % 3 <text:s/></text:span></text:p>
      <text:p text:style-name="P3"><text:span text:style-name="T3"/></text:p>
      <text:p text:style-name="P3"><text:span text:style-name="T3"/></text:p>
      <text:p text:style-name="P3"><text:span text:style-name="T3"/></text:p>
      <text:p text:style-name="P3"><text:soft-page-break/><text:span text:style-name="T2">Expressions</text:span><text:span text:style-name="T3"> <text:s/></text:span></text:p>
      <text:p text:style-name="P3"><text:span text:style-name="T3">An expression is a combination of values, variables, and operators. A value all by itself is considered an expression, and so is a variable, so the following are all legal expressions.</text:span></text:p>
      <text:p text:style-name="P3"><text:span text:style-name="T3"/></text:p>
      <text:p text:style-name="P3"><text:span text:style-name="T3"/></text:p>
      <text:p text:style-name="P3"><text:span text:style-name="T2">Order of operations</text:span><text:span text:style-name="T3"> </text:span></text:p>
      <text:p text:style-name="P3"><text:span text:style-name="T3">When more than one operator appears in an expression, the order of evaluation depends on the rules of precedence. For mathematical operators, Python follows mathematical convention. The acronym PEMDAS is a useful way to remember the rules: Parentheses, Exponentiation, Multiplication and Division.</text:span></text:p>
      <text:p text:style-name="P3"><text:span text:style-name="T3"/></text:p>
      <text:p text:style-name="P3"><text:span text:style-name="T3"/></text:p>
      <text:p text:style-name="P3"><text:span text:style-name="T2">Modulus operator</text:span><text:span text:style-name="T3"> <text:s/></text:span></text:p>
      <text:p text:style-name="P3"><text:span text:style-name="T3">The modulus operator works on integers and yields the remainder when the first operand is divided by the second. In Python, the modulus operator is a percent sign (%). </text:span></text:p>
      <text:p text:style-name="P3"><text:span text:style-name="T3"/></text:p>
      <text:p text:style-name="P3"><text:span text:style-name="T3"/></text:p>
      <text:p text:style-name="P3"><text:span text:style-name="T2">String operations</text:span><text:span text:style-name="T3"> <text:s/></text:span></text:p>
      <text:p text:style-name="P3"><text:span text:style-name="T3">The + operator works with strings, but it is not addition in the mathematical sense. Instead, it performs concatenation, which means joining the strings by linking them end to end.</text:span></text:p>
      <text:p text:style-name="P3"><text:span text:style-name="T3"/></text:p>
      <text:p text:style-name="P3"><text:span text:style-name="T3"/></text:p>
      <text:p text:style-name="P3"><text:span text:style-name="T2">Asking the user for input</text:span><text:span text:style-name="T3"> <text:s/></text:span></text:p>
      <text:p text:style-name="P3"><text:span text:style-name="T3">Sometimes we would like to take the value for a variable from the user via their keyboard. Python provides a built-in function called input that gets input from the keyboard. When this function is called, the program stops and waits for the user to type something. When the user presses Return or Enter, the program resumes and input returns what the user typed as a string.</text:span></text:p>
      <text:p text:style-name="P3"><text:span text:style-name="T3"/></text:p>
      <text:p text:style-name="P3"><text:span text:style-name="T3"/></text:p>
      <text:p text:style-name="P3"><text:span text:style-name="T2">Comments</text:span><text:span text:style-name="T3"> <text:s/></text:span></text:p>
      <text:p text:style-name="P3"><text:span text:style-name="T3">For this reason, it is a good idea to add notes to your programs to explain in natural language what the program is doing. These notes are called comments, and in Python they start with the # symbol.</text:span></text:p>
      <text:p text:style-name="P3"><text:span text:style-name="T3"/></text:p>
      <text:p text:style-name="P3"><text:span text:style-name="T3"/></text:p>
      <text:p text:style-name="P3"><text:span text:style-name="T2">Conditional execution</text:span><text:span text:style-name="T3"> <text:s/></text:span></text:p>
      <text:p text:style-name="P3"><text:span text:style-name="T2">Boolean expressions</text:span><text:span text:style-name="T3"> <text:s/></text:span></text:p>
      <text:p text:style-name="P3"><text:span text:style-name="T3">A Boolean expression is an expression that is either true or false. The following examples use the operator ==, which compares two operands and produces True if they are equal and False otherwise:</text:span></text:p>
      <text:p text:style-name="P3"><text:span text:style-name="T3"/></text:p>
      <text:p text:style-name="P3"><text:soft-page-break/><text:span text:style-name="T3"/></text:p>
      <text:p text:style-name="P3"><text:span text:style-name="T3"/></text:p>
      <text:p text:style-name="P3"><text:span text:style-name="T3">== <text:s text:c="10"/>Equal <text:s text:c="17"/>5 == 5 <text:s text:c="2"/></text:span></text:p>
      <text:p text:style-name="P3"><text:span text:style-name="T3">!= <text:s text:c="11"/>Not Equal <text:s text:c="10"/>4 != 5 <text:s text:c="2"/></text:span></text:p>
      <text:p text:style-name="P3"><text:span text:style-name="T3">&gt;&gt; <text:s text:c="10"/>Greater than <text:s text:c="6"/>5 &gt;&gt; 4 <text:s text:c="2"/></text:span></text:p>
      <text:p text:style-name="P3"><text:span text:style-name="T3">&lt; <text:s text:c="12"/>Less than <text:s text:c="11"/>4 &lt; 5 <text:s text:c="2"/></text:span></text:p>
      <text:p text:style-name="P3"><text:span text:style-name="T3">&gt;= <text:s text:c="10"/>Greater than or equal to <text:s text:c="10"/>5 &gt;= 4 <text:s text:c="2"/></text:span></text:p>
      <text:p text:style-name="P3"><text:span text:style-name="T3">&lt;= <text:s text:c="10"/>Less than or equal to <text:s text:c="14"/>4 &lt;= 5 <text:s/></text:span></text:p>
      <text:p text:style-name="P3"><text:span text:style-name="T3"/></text:p>
      <text:p text:style-name="P3"><text:span text:style-name="T3"/></text:p>
      <text:p text:style-name="P3"><text:span text:style-name="T3"/></text:p>
      <text:p text:style-name="P3"><text:span text:style-name="T3"/></text:p>
      <text:p text:style-name="P3"><text:span text:style-name="T2">if loop</text:span><text:span text:style-name="T3"> <text:s/></text:span></text:p>
      <text:p text:style-name="P3"><text:span text:style-name="T3"/></text:p>
      <text:p text:style-name="P3"><text:span text:style-name="T3">i=1</text:span></text:p>
      <text:p text:style-name="P3"><text:span text:style-name="T3">if i==1:</text:span></text:p>
      <text:p text:style-name="P3"><text:span text:style-name="T3"><text:s text:c="4"/>print('first')</text:span></text:p>
      <text:p text:style-name="P3"><text:span text:style-name="T3">elif 4==4:</text:span></text:p>
      <text:p text:style-name="P3"><text:span text:style-name="T3"><text:s text:c="4"/>print('second')</text:span></text:p>
      <text:p text:style-name="P3"><text:span text:style-name="T3">elif 3==3:</text:span></text:p>
      <text:p text:style-name="P3"><text:span text:style-name="T3"><text:s text:c="4"/>print('middle')</text:span></text:p>
      <text:p text:style-name="P3"><text:span text:style-name="T3">else:</text:span></text:p>
      <text:p text:style-name="P3"><text:span text:style-name="T3"><text:s text:c="4"/>print('last')</text:span></text:p>
      <text:p text:style-name="P3"><text:span text:style-name="T3"/></text:p>
      <text:p text:style-name="P3"><text:span text:style-name="T3"/></text:p>
      <text:p text:style-name="P5"><text:span text:style-name="T3">while loop</text:span></text:p>
      <text:p text:style-name="P3"><text:span text:style-name="T3"/></text:p>
      <text:p text:style-name="P3"><text:span text:style-name="T3"/></text:p>
      <text:p text:style-name="P3"><text:span text:style-name="T3">count = 0</text:span></text:p>
      <text:p text:style-name="P3"><text:span text:style-name="T3">while True: <text:s text:c="2"/></text:span></text:p>
      <text:p text:style-name="P3"><text:span text:style-name="T3"><text:s text:c="4"/>print(count) <text:s text:c="3"/></text:span></text:p>
      <text:p text:style-name="P3"><text:span text:style-name="T3"><text:s text:c="4"/>count += 1 <text:s text:c="3"/></text:span></text:p>
      <text:p text:style-name="P3"><text:span text:style-name="T3"><text:s text:c="4"/>if count &gt;= 5: <text:s text:c="7"/></text:span></text:p>
      <text:p text:style-name="P3"><text:span text:style-name="T3"><text:s text:c="8"/>break</text:span></text:p>
      <text:p text:style-name="P3"><text:span text:style-name="T3">print("ROS")</text:span></text:p>
      <text:p text:style-name="P3"><text:span text:style-name="T3"/></text:p>
      <text:p text:style-name="P3"><text:span text:style-name="T3"/></text:p>
      <text:p text:style-name="P4"><text:span text:style-name="T2">for loop</text:span><text:span text:style-name="T3"> </text:span></text:p>
      <text:p text:style-name="P4"><text:span text:style-name="T3"><text:s/></text:span></text:p>
      <text:p text:style-name="P3"><text:span text:style-name="T3"/></text:p>
      <text:p text:style-name="P3"><text:span text:style-name="T3">for x in range(5): <text:s text:c="3"/></text:span></text:p>
      <text:p text:style-name="P3"><text:span text:style-name="T3"><text:s text:c="4"/>print(x)</text:span></text:p>
      <text:p text:style-name="P3"><text:span text:style-name="T3"/></text:p>
      <text:p text:style-name="P3"><text:span text:style-name="T3"/></text:p>
      <text:p text:style-name="P3"><text:span text:style-name="T3"/></text:p>
      <text:p text:style-name="P3"><text:soft-page-break/><text:span text:style-name="T3">while (1):</text:span></text:p>
      <text:p text:style-name="P3"><text:span text:style-name="T3"><text:s text:c="4"/>print('enter a digit')</text:span></text:p>
      <text:p text:style-name="P3"><text:span text:style-name="T3"><text:s text:c="4"/>num=input()</text:span></text:p>
      <text:p text:style-name="P3"><text:span text:style-name="T3"><text:s text:c="4"/>var=str(num)</text:span></text:p>
      <text:p text:style-name="P3"><text:span text:style-name="T3"><text:s text:c="4"/>if (ord(var) in range (48,58)):</text:span></text:p>
      <text:p text:style-name="P3"><text:span text:style-name="T3"><text:s text:c="8"/>break</text:span></text:p>
      <text:p text:style-name="P3"><text:span text:style-name="T3">print('you entered BCD')</text:span></text:p>
      <text:p text:style-name="P3"><text:span text:style-name="T3"/></text:p>
      <text:p text:style-name="P3"><text:span text:style-name="T3"/></text:p>
      <text:p text:style-name="P3"><text:span text:style-name="T3"/></text:p>
      <text:p text:style-name="P3"><text:span text:style-name="T3">for x in range(10):</text:span></text:p>
      <text:p text:style-name="P3"><text:span text:style-name="T3"><text:s text:c="4"/>if x % 2 == 0:</text:span></text:p>
      <text:p text:style-name="P3"><text:span text:style-name="T3"><text:s text:c="8"/>continue</text:span></text:p>
      <text:p text:style-name="P3"><text:span text:style-name="T3"><text:s text:c="4"/>print(x)</text:span></text:p>
      <text:p text:style-name="P3"><text:span text:style-name="T3"/></text:p>
      <text:p text:style-name="P3"><text:span text:style-name="T3"/></text:p>
      <text:p text:style-name="P3"><text:span text:style-name="T3"/></text:p>
      <text:p text:style-name="P3"><text:span text:style-name="T2">Exception Handling in Python</text:span><text:span text:style-name="T3"> <text:s text:c="2"/></text:span></text:p>
      <text:p text:style-name="P3"><text:span text:style-name="T3"/></text:p>
      <text:p text:style-name="P3"><text:span text:style-name="T3">print('num')</text:span></text:p>
      <text:p text:style-name="P3"><text:span text:style-name="T3">num=input()</text:span></text:p>
      <text:p text:style-name="P3"><text:span text:style-name="T3">print('den')</text:span></text:p>
      <text:p text:style-name="P3"><text:span text:style-name="T3">den=input()</text:span></text:p>
      <text:p text:style-name="P3"><text:span text:style-name="T3">try:</text:span></text:p>
      <text:p text:style-name="P3"><text:span text:style-name="T3"><text:s text:c="4"/>res= int(num)/int(den)</text:span></text:p>
      <text:p text:style-name="P3"><text:span text:style-name="T3">except:</text:span></text:p>
      <text:p text:style-name="P3"><text:span text:style-name="T3"><text:s text:c="4"/>print("den cannot be 0")</text:span></text:p>
      <text:p text:style-name="P3"><text:span text:style-name="T3">else:</text:span></text:p>
      <text:p text:style-name="P3"><text:span text:style-name="T3"><text:s text:c="4"/>print(res)</text:span></text:p>
      <text:p text:style-name="P3"><text:span text:style-name="T3"/></text:p>
      <text:p text:style-name="P3"><text:span text:style-name="T3"/></text:p>
      <text:p text:style-name="P5"><text:span text:style-name="T3">Functions</text:span></text:p>
      <text:p text:style-name="P3"><text:span text:style-name="T3"/></text:p>
      <text:p text:style-name="P3"><text:span text:style-name="T3">Built-in functions <text:s/></text:span></text:p>
      <text:p text:style-name="P3"><text:span text:style-name="T3">Python provides a number of important built-in functions that we can use without needing to provide the function definition. The creators of Python wrote a set of functions to solve common problems and included them in Python for us to use. <text:s/></text:span></text:p>
      <text:p text:style-name="P3"><text:span text:style-name="T3"/></text:p>
      <text:p text:style-name="P3"><text:span text:style-name="T3"/></text:p>
      <text:p text:style-name="P4"><text:span text:style-name="T3">int <text:s text:c="9"/></text:span></text:p>
      <text:p text:style-name="P4"><text:span text:style-name="T3">len <text:s text:c="8"/></text:span></text:p>
      <text:p text:style-name="P4"><text:span text:style-name="T3">max <text:s text:c="9"/></text:span></text:p>
      <text:p text:style-name="P4"><text:span text:style-name="T3">min</text:span></text:p>
      <text:p text:style-name="P4"><text:span text:style-name="T3">type</text:span></text:p>
      <text:p text:style-name="P4"><text:span text:style-name="T3">float</text:span></text:p>
      <text:p text:style-name="P3"><text:soft-page-break/><text:span text:style-name="T3">str</text:span></text:p>
      <text:p text:style-name="P3"><text:span text:style-name="T3"><text:s/></text:span></text:p>
      <text:p text:style-name="P3"><text:span text:style-name="T3"/></text:p>
      <text:p text:style-name="P3"><text:span text:style-name="T2">Math functions</text:span><text:span text:style-name="T3"> <text:s/></text:span></text:p>
      <text:p text:style-name="P3"><text:span text:style-name="T3"/></text:p>
      <text:p text:style-name="P3"><text:span text:style-name="T3">import math <text:s/></text:span></text:p>
      <text:p text:style-name="P3"><text:span text:style-name="T3">math.sin() <text:s/></text:span></text:p>
      <text:p text:style-name="P3"><text:span text:style-name="T3">math.sqrt() <text:s/></text:span></text:p>
      <text:p text:style-name="P3"><text:span text:style-name="T3">math.log10 <text:s/></text:span></text:p>
      <text:p text:style-name="P3"><text:span text:style-name="T3"/></text:p>
      <text:p text:style-name="P3"><text:span text:style-name="T3"/></text:p>
      <text:p text:style-name="P3"><text:span text:style-name="T2">Random numbers</text:span><text:span text:style-name="T3"> <text:s/></text:span></text:p>
      <text:p text:style-name="P3"><text:span text:style-name="T3"/></text:p>
      <text:p text:style-name="P3"><text:span text:style-name="T3">import random <text:s/></text:span></text:p>
      <text:p text:style-name="P3"><text:span text:style-name="T3">random.random() <text:s/></text:span></text:p>
      <text:p text:style-name="P3"><text:span text:style-name="T3">random.randint() <text:s/></text:span></text:p>
      <text:p text:style-name="P3"><text:span text:style-name="T3"/></text:p>
      <text:p text:style-name="P3"><text:span text:style-name="T3"/></text:p>
      <text:p text:style-name="P3"><text:span text:style-name="T3">def my_func(num):</text:span></text:p>
      <text:p text:style-name="P3"><text:span text:style-name="T3"><text:s text:c="4"/>return num*2</text:span></text:p>
      <text:p text:style-name="P3"><text:span text:style-name="T3"/></text:p>
      <text:p text:style-name="P3"><text:span text:style-name="T3">seq=[2,3,4,5,6,7]</text:span></text:p>
      <text:p text:style-name="P3"><text:span text:style-name="T3">map(my_func,seq)</text:span></text:p>
      <text:p text:style-name="P3"><text:span text:style-name="T3">a= list(map(my_func,seq))</text:span></text:p>
      <text:p text:style-name="P3"><text:span text:style-name="T3">print(a)</text:span></text:p>
      <text:p text:style-name="P3"><text:span text:style-name="T3"/></text:p>
      <text:p text:style-name="P3"><text:span text:style-name="T3"/></text:p>
      <text:p text:style-name="P3"><text:span text:style-name="T3">main</text:span><text:span text:style-name="T4">()</text:span></text:p>
      <text:p text:style-name="P3"><text:span text:style-name="T3"/></text:p>
      <text:p text:style-name="P3"><text:span text:style-name="T3">if __name__ == "__main__":</text:span></text:p>
      <text:p text:style-name="P3"><text:span text:style-name="T3"><text:s/># execute only if run as a script</text:span></text:p>
      <text:p text:style-name="P3"><text:span text:style-name="T3"><text:tab/>main()</text:span></text:p>
      <text:p text:style-name="P3"><text:span text:style-name="T3"/></text:p>
      <text:p text:style-name="P3"><text:span text:style-name="T3"/></text:p>
      <text:p text:style-name="P3"><text:span text:style-name="T3"/></text:p>
      <text:p text:style-name="P5"><text:span text:style-name="T3">Classes</text:span></text:p>
      <text:p text:style-name="P3"><text:span text:style-name="T3"/></text:p>
      <text:p text:style-name="P3"><text:span text:style-name="T3"/></text:p>
      <text:p text:style-name="P3"><text:span text:style-name="T3">class Number:</text:span></text:p>
      <text:p text:style-name="P3"><text:span text:style-name="T3"><text:tab/>def __init__(self, val):</text:span></text:p>
      <text:p text:style-name="P3"><text:span text:style-name="T3"><text:tab/>self.val = val</text:span></text:p>
      <text:p text:style-name="P3"><text:span text:style-name="T3"/></text:p>
      <text:p text:style-name="P3"><text:span text:style-name="T3">obj = Number(2)</text:span></text:p>
      <text:p text:style-name="P3"><text:span text:style-name="T3">obj.val</text:span></text:p>
      <text:p text:style-name="P3"><text:span text:style-name="T3"/></text:p>
      <text:p text:style-name="P3"><text:soft-page-break/><text:span text:style-name="T3"/></text:p>
      <text:p text:style-name="P3"><text:span text:style-name="T3"/></text:p>
      <text:p text:style-name="P3"><text:span text:style-name="T3"/></text:p>
      <text:p text:style-name="P3"><text:span text:style-name="T3">Practice the codes from following Libraries: <text:s/></text:span></text:p>
      <text:p text:style-name="P3"><text:span text:style-name="T3"/></text:p>
      <text:p text:style-name="P3"><text:span text:style-name="T3"><text:s/></text:span><text:span text:style-name="T5">n</text:span><text:span text:style-name="T3">umpy</text:span></text:p>
      <text:p text:style-name="P3"><text:span text:style-name="T3"><text:s/></text:span><text:span text:style-name="T5">m</text:span><text:span text:style-name="T3">atplotlib</text:span></text:p>
      <text:p text:style-name="P3"><text:span text:style-name="T3"><text:s/>math</text:span></text:p>
      <text:p text:style-name="P3"><text:span text:style-name="T3"><text:s/>random</text:span></text:p>
      <text:p text:style-name="P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8:18:51.833486946</meta:creation-date>
    <dc:date>2022-02-27T18:55:08.734339264</dc:date>
    <meta:editing-duration>PT36M12S</meta:editing-duration>
    <meta:editing-cycles>9</meta:editing-cycles>
    <meta:generator>LibreOffice/6.4.7.2$Linux_X86_64 LibreOffice_project/40$Build-2</meta:generator>
    <meta:document-statistic meta:table-count="0" meta:image-count="0" meta:object-count="0" meta:page-count="6" meta:paragraph-count="132" meta:word-count="652" meta:character-count="4388" meta:non-whitespace-character-count="3063"/>
  </office:meta>
</office:document-meta>
</file>